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7AABAAD71B011BF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467cm, 10.201cm, 23.239cm, 12.94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1.455cm" svg:x="0.4cm" svg:y="0.3cm">
          <draw:image xlink:href="Pictures/1000000000000BD000000FC07AABAAD71B011BF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07:51:39.192553021</dc:date>
    <meta:editing-duration>PT2M3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